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25cm" fo:min-width="3.026cm"/>
    </style:style>
    <style:style style:name="gr2" style:family="graphic" style:parent-style-name="standard">
      <style:graphic-properties draw:textarea-horizontal-align="justify" draw:textarea-vertical-align="middle" draw:auto-grow-height="false" fo:min-height="1.679cm" fo:min-width="2.98cm"/>
    </style:style>
    <style:style style:name="gr3" style:family="graphic" style:parent-style-name="standard">
      <style:graphic-properties draw:fill-color="#f9a870" draw:textarea-horizontal-align="justify" draw:textarea-vertical-align="middle" draw:auto-grow-height="false" fo:min-height="1.679cm" fo:min-width="2.9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583cm" fo:min-width="0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582cm" fo:min-width="0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.03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25cm" fo:min-width="3.025cm"/>
    </style:style>
    <style:style style:name="gr8" style:family="graphic" style:parent-style-name="standard">
      <style:graphic-properties draw:textarea-horizontal-align="justify" draw:textarea-vertical-align="middle" draw:auto-grow-height="false" fo:min-height="1.679cm" fo:min-width="2.979cm"/>
    </style:style>
    <style:style style:name="gr9" style:family="graphic" style:parent-style-name="standard">
      <style:graphic-properties draw:fill-color="#f9a870" draw:textarea-horizontal-align="justify" draw:textarea-vertical-align="middle" draw:auto-grow-height="false" fo:min-height="1.679cm" fo:min-width="2.979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.0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438cm" fo:min-width="0.806cm"/>
    </style:style>
    <style:style style:name="gr15" style:family="graphic" style:parent-style-name="standard">
      <style:graphic-properties draw:textarea-horizontal-align="justify" draw:textarea-vertical-align="middle" draw:auto-grow-height="false" fo:min-height="0.438cm" fo:min-width="0.80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17" style:family="graphic" style:parent-style-name="standard">
      <style:graphic-properties draw:fill-color="#89c765" draw:textarea-horizontal-align="justify" draw:textarea-vertical-align="middle" draw:auto-grow-height="false" fo:min-height="0.438cm" fo:min-width="0.576cm"/>
    </style:style>
    <style:style style:name="gr18" style:family="graphic" style:parent-style-name="standard">
      <style:graphic-properties draw:fill-color="#89c765" draw:textarea-horizontal-align="justify" draw:textarea-vertical-align="middle" draw:auto-grow-height="false" fo:min-height="0.438cm" fo:min-width="0.5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9a87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89c765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2" draw:layer="layout" svg:width="3.688cm" svg:height="1.662cm" svg:x="3.308cm" svg:y="13.832cm">
              <text:p text:style-name="P1">Word 1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688cm" svg:height="2.137cm" svg:x="3.308cm" svg:y="10.745cm">
              <text:p text:style-name="P1">Embedding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.688cm" svg:height="2.137cm" svg:x="3.308cm" svg:y="7.659cm">
              <text:p text:style-name="P1">LSTM 1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.688cm" svg:height="2.137cm" svg:x="3.308cm" svg:y="4.572cm">
              <text:p text:style-name="P1">LSTM 2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0.615cm" svg:height="0.95cm" svg:x="4.742cm" svg:y="12.882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5" draw:text-style-name="P4" draw:layer="layout" svg:width="0.615cm" svg:height="0.949cm" svg:x="4.742cm" svg:y="9.796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" draw:text-style-name="P4" draw:layer="layout" svg:width="0.615cm" svg:height="0.95cm" svg:x="4.742cm" svg:y="6.709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4" draw:layer="layout" svg:width="0.614cm" svg:height="0.475cm" svg:x="6.996cm" svg:y="8.60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4" draw:layer="layout" svg:width="0.614cm" svg:height="0.475cm" svg:x="6.996cm" svg:y="5.52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1" draw:text-style-name="P2" draw:layer="layout" svg:width="3.688cm" svg:height="1.662cm" svg:x="7.61cm" svg:y="13.832cm">
              <text:p text:style-name="P1">Word 2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688cm" svg:height="2.137cm" svg:x="7.61cm" svg:y="10.745cm">
              <text:p text:style-name="P1">Embedding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.688cm" svg:height="2.137cm" svg:x="7.61cm" svg:y="7.659cm">
              <text:p text:style-name="P1">LSTM 1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.688cm" svg:height="2.137cm" svg:x="7.61cm" svg:y="4.572cm">
              <text:p text:style-name="P1">LSTM 2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0.615cm" svg:height="0.95cm" svg:x="9.044cm" svg:y="12.882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5" draw:text-style-name="P4" draw:layer="layout" svg:width="0.615cm" svg:height="0.949cm" svg:x="9.044cm" svg:y="9.796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" draw:text-style-name="P4" draw:layer="layout" svg:width="0.615cm" svg:height="0.95cm" svg:x="9.044cm" svg:y="6.709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4" draw:layer="layout" svg:width="0.614cm" svg:height="0.475cm" svg:x="11.298cm" svg:y="8.60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4" draw:layer="layout" svg:width="0.614cm" svg:height="0.475cm" svg:x="11.298cm" svg:y="5.52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7" draw:text-style-name="P2" draw:layer="layout" svg:width="3.687cm" svg:height="1.662cm" svg:x="11.912cm" svg:y="13.832cm">
              <text:p text:style-name="P1">Word 3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" draw:layer="layout" svg:width="3.687cm" svg:height="2.137cm" svg:x="11.912cm" svg:y="10.745cm">
              <text:p text:style-name="P1">Embedding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3" draw:layer="layout" svg:width="3.687cm" svg:height="2.137cm" svg:x="11.912cm" svg:y="7.659cm">
              <text:p text:style-name="P1">LSTM 1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3" draw:layer="layout" svg:width="3.687cm" svg:height="2.137cm" svg:x="11.912cm" svg:y="4.572cm">
              <text:p text:style-name="P1">LSTM 2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0.614cm" svg:height="0.95cm" svg:x="13.346cm" svg:y="12.882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5" draw:text-style-name="P4" draw:layer="layout" svg:width="0.614cm" svg:height="0.949cm" svg:x="13.346cm" svg:y="9.796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" draw:text-style-name="P4" draw:layer="layout" svg:width="0.614cm" svg:height="0.95cm" svg:x="13.346cm" svg:y="6.709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0" draw:text-style-name="P4" draw:layer="layout" svg:width="0.615cm" svg:height="0.475cm" svg:x="15.599cm" svg:y="8.60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4" draw:layer="layout" svg:width="0.615cm" svg:height="0.475cm" svg:x="15.599cm" svg:y="5.52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7" draw:text-style-name="P2" draw:layer="layout" svg:width="3.687cm" svg:height="1.662cm" svg:x="17.648cm" svg:y="13.832cm">
              <text:p text:style-name="P1">Final Word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" draw:layer="layout" svg:width="3.687cm" svg:height="2.137cm" svg:x="17.648cm" svg:y="10.745cm">
              <text:p text:style-name="P1">Embedding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3" draw:layer="layout" svg:width="3.687cm" svg:height="2.137cm" svg:x="17.648cm" svg:y="7.659cm">
              <text:p text:style-name="P1">LSTM 1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3" draw:layer="layout" svg:width="3.687cm" svg:height="2.137cm" svg:x="17.648cm" svg:y="4.572cm">
              <text:p text:style-name="P1">LSTM 2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0.614cm" svg:height="0.95cm" svg:x="19.082cm" svg:y="12.882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5" draw:text-style-name="P4" draw:layer="layout" svg:width="0.614cm" svg:height="0.949cm" svg:x="19.082cm" svg:y="9.796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" draw:text-style-name="P4" draw:layer="layout" svg:width="0.614cm" svg:height="0.95cm" svg:x="19.082cm" svg:y="6.709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0" draw:text-style-name="P4" draw:layer="layout" svg:width="0.615cm" svg:height="0.475cm" svg:x="21.335cm" svg:y="8.60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4" draw:layer="layout" svg:width="0.615cm" svg:height="0.475cm" svg:x="21.335cm" svg:y="5.52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7" draw:text-style-name="P2" draw:layer="layout" svg:width="3.687cm" svg:height="1.662cm" svg:x="21.95cm" svg:y="13.832cm">
              <text:p text:style-name="P1">&lt;PADDING&gt;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" draw:layer="layout" svg:width="3.687cm" svg:height="2.137cm" svg:x="21.95cm" svg:y="10.745cm">
              <text:p text:style-name="P1">Embedding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3" draw:layer="layout" svg:width="3.687cm" svg:height="2.137cm" svg:x="21.95cm" svg:y="7.659cm">
              <text:p text:style-name="P1">LSTM 1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3" draw:layer="layout" svg:width="3.687cm" svg:height="2.137cm" svg:x="21.95cm" svg:y="4.572cm">
              <text:p text:style-name="P1">LSTM 2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0.614cm" svg:height="0.95cm" svg:x="23.384cm" svg:y="12.882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5" draw:text-style-name="P4" draw:layer="layout" svg:width="0.614cm" svg:height="0.949cm" svg:x="23.384cm" svg:y="9.796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" draw:text-style-name="P4" draw:layer="layout" svg:width="0.614cm" svg:height="0.95cm" svg:x="23.384cm" svg:y="6.709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0" draw:text-style-name="P4" draw:layer="layout" svg:width="0.615cm" svg:height="0.475cm" svg:x="25.637cm" svg:y="8.60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4" draw:layer="layout" svg:width="0.615cm" svg:height="0.475cm" svg:x="25.637cm" svg:y="5.52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11" draw:text-style-name="P5" draw:layer="layout" svg:width="1.229cm" svg:height="0.962cm" svg:x="16.419cm" svg:y="5.284cm">
            <draw:text-box>
              <text:p>...</text:p>
            </draw:text-box>
          </draw:frame>
          <draw:frame draw:style-name="gr11" draw:text-style-name="P5" draw:layer="layout" svg:width="1.229cm" svg:height="0.962cm" svg:x="16.419cm" svg:y="8.184cm">
            <draw:text-box>
              <text:p>...</text:p>
            </draw:text-box>
          </draw:frame>
          <draw:frame draw:style-name="gr11" draw:text-style-name="P5" draw:layer="layout" svg:width="1.23cm" svg:height="0.962cm" svg:x="26.456cm" svg:y="5.284cm">
            <draw:text-box>
              <text:p>...</text:p>
            </draw:text-box>
          </draw:frame>
          <draw:frame draw:style-name="gr11" draw:text-style-name="P5" draw:layer="layout" svg:width="1.23cm" svg:height="0.962cm" svg:x="26.456cm" svg:y="8.371cm">
            <draw:text-box>
              <text:p>...</text:p>
            </draw:text-box>
          </draw:frame>
          <draw:frame draw:style-name="gr12" draw:text-style-name="P5" draw:layer="layout" svg:width="1.15cm" svg:height="1.673cm" svg:x="19.407cm" svg:y="2.286cm">
            <draw:text-box>
              <text:p>...</text:p>
            </draw:text-box>
          </draw:frame>
          <draw:line draw:style-name="gr13" draw:text-style-name="P2" draw:layer="layout" svg:x1="19.407cm" svg:y1="4.572cm" svg:x2="17.337cm" svg:y2="3.302cm">
            <text:p/>
          </draw:line>
          <draw:line draw:style-name="gr13" draw:text-style-name="P2" draw:layer="layout" svg:x1="19.407cm" svg:y1="4.572cm" svg:x2="18.717cm" svg:y2="3.302cm">
            <text:p/>
          </draw:line>
          <draw:line draw:style-name="gr13" draw:text-style-name="P2" draw:layer="layout" svg:x1="19.407cm" svg:y1="4.572cm" svg:x2="19.867cm" svg:y2="3.302cm">
            <text:p/>
          </draw:line>
          <draw:line draw:style-name="gr13" draw:text-style-name="P2" draw:layer="layout" svg:x1="19.407cm" svg:y1="4.572cm" svg:x2="21.247cm" svg:y2="3.302cm">
            <text:p/>
          </draw:line>
          <draw:line draw:style-name="gr13" draw:text-style-name="P2" draw:layer="layout" svg:x1="19.407cm" svg:y1="4.572cm" svg:x2="22.857cm" svg:y2="3.302cm">
            <text:p/>
          </draw:line>
          <draw:custom-shape draw:style-name="gr14" draw:text-style-name="P1" draw:layer="layout" svg:width="1.38cm" svg:height="0.762cm" svg:x="17.337cm" svg:y="0.5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1.38cm" svg:height="0.762cm" svg:x="18.947cm" svg:y="0.5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draw:layer="layout" svg:width="1.379cm" svg:height="0.762cm" svg:x="20.557cm" svg:y="0.5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1.38cm" svg:height="0.762cm" svg:x="22.166cm" svg:y="0.5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1.38cm" svg:height="0.762cm" svg:x="15.727cm" svg:y="0.5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1.38cm" svg:height="0.762cm" svg:x="23.776cm" svg:y="0.5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2" draw:layer="layout" svg:x1="17.337cm" svg:y1="2.54cm" svg:x2="16.417cm" svg:y2="1.27cm">
            <text:p/>
          </draw:line>
          <draw:line draw:style-name="gr13" draw:text-style-name="P2" draw:layer="layout" svg:x1="17.337cm" svg:y1="2.54cm" svg:x2="18.027cm" svg:y2="1.27cm">
            <text:p/>
          </draw:line>
          <draw:line draw:style-name="gr13" draw:text-style-name="P2" draw:layer="layout" svg:x1="17.337cm" svg:y1="2.54cm" svg:x2="19.637cm" svg:y2="1.27cm">
            <text:p/>
          </draw:line>
          <draw:line draw:style-name="gr13" draw:text-style-name="P2" draw:layer="layout" svg:x1="17.337cm" svg:y1="2.54cm" svg:x2="21.247cm" svg:y2="1.27cm">
            <text:p/>
          </draw:line>
          <draw:line draw:style-name="gr13" draw:text-style-name="P2" draw:layer="layout" svg:x1="17.337cm" svg:y1="2.54cm" svg:x2="23.087cm" svg:y2="1.27cm">
            <text:p/>
          </draw:line>
          <draw:line draw:style-name="gr13" draw:text-style-name="P2" draw:layer="layout" svg:x1="17.337cm" svg:y1="2.54cm" svg:x2="24.466cm" svg:y2="1.27cm">
            <text:p/>
          </draw:line>
          <draw:line draw:style-name="gr13" draw:text-style-name="P2" draw:layer="layout" svg:x1="18.487cm" svg:y1="2.54cm" svg:x2="16.647cm" svg:y2="1.27cm">
            <text:p/>
          </draw:line>
          <draw:line draw:style-name="gr13" draw:text-style-name="P2" draw:layer="layout" svg:x1="18.487cm" svg:y1="2.54cm" svg:x2="18.027cm" svg:y2="1.27cm">
            <text:p/>
          </draw:line>
          <draw:line draw:style-name="gr13" draw:text-style-name="P2" draw:layer="layout" svg:x1="18.487cm" svg:y1="2.54cm" svg:x2="19.637cm" svg:y2="1.27cm">
            <text:p/>
          </draw:line>
          <draw:line draw:style-name="gr13" draw:text-style-name="P2" draw:layer="layout" svg:x1="18.487cm" svg:y1="2.54cm" svg:x2="21.247cm" svg:y2="1.27cm">
            <text:p/>
          </draw:line>
          <draw:line draw:style-name="gr13" draw:text-style-name="P2" draw:layer="layout" svg:x1="18.487cm" svg:y1="2.54cm" svg:x2="23.087cm" svg:y2="1.27cm">
            <text:p/>
          </draw:line>
          <draw:line draw:style-name="gr13" draw:text-style-name="P2" draw:layer="layout" svg:x1="18.487cm" svg:y1="2.54cm" svg:x2="24.467cm" svg:y2="1.27cm">
            <text:p/>
          </draw:line>
          <draw:line draw:style-name="gr13" draw:text-style-name="P2" draw:layer="layout" svg:x1="21.247cm" svg:y1="2.54cm" svg:x2="16.417cm" svg:y2="1.27cm">
            <text:p/>
          </draw:line>
          <draw:line draw:style-name="gr13" draw:text-style-name="P2" draw:layer="layout" svg:x1="21.247cm" svg:y1="2.54cm" svg:x2="18.027cm" svg:y2="1.27cm">
            <text:p/>
          </draw:line>
          <draw:line draw:style-name="gr13" draw:text-style-name="P2" draw:layer="layout" svg:x1="21.247cm" svg:y1="2.54cm" svg:x2="19.637cm" svg:y2="1.27cm">
            <text:p/>
          </draw:line>
          <draw:line draw:style-name="gr13" draw:text-style-name="P2" draw:layer="layout" svg:x1="21.247cm" svg:y1="2.54cm" svg:x2="21.247cm" svg:y2="1.27cm">
            <text:p/>
          </draw:line>
          <draw:line draw:style-name="gr13" draw:text-style-name="P2" draw:layer="layout" svg:x1="21.247cm" svg:y1="2.54cm" svg:x2="23.087cm" svg:y2="1.27cm">
            <text:p/>
          </draw:line>
          <draw:line draw:style-name="gr13" draw:text-style-name="P2" draw:layer="layout" svg:x1="21.247cm" svg:y1="2.54cm" svg:x2="24.467cm" svg:y2="1.27cm">
            <text:p/>
          </draw:line>
          <draw:line draw:style-name="gr13" draw:text-style-name="P2" draw:layer="layout" svg:x1="22.626cm" svg:y1="2.54cm" svg:x2="16.417cm" svg:y2="1.27cm">
            <text:p/>
          </draw:line>
          <draw:line draw:style-name="gr13" draw:text-style-name="P2" draw:layer="layout" svg:x1="22.627cm" svg:y1="2.54cm" svg:x2="18.027cm" svg:y2="1.27cm">
            <text:p/>
          </draw:line>
          <draw:line draw:style-name="gr13" draw:text-style-name="P2" draw:layer="layout" svg:x1="22.627cm" svg:y1="2.54cm" svg:x2="19.637cm" svg:y2="1.27cm">
            <text:p/>
          </draw:line>
          <draw:line draw:style-name="gr13" draw:text-style-name="P2" draw:layer="layout" svg:x1="22.627cm" svg:y1="2.54cm" svg:x2="21.247cm" svg:y2="1.27cm">
            <text:p/>
          </draw:line>
          <draw:line draw:style-name="gr13" draw:text-style-name="P2" draw:layer="layout" svg:x1="22.626cm" svg:y1="2.54cm" svg:x2="23.086cm" svg:y2="1.27cm">
            <text:p/>
          </draw:line>
          <draw:line draw:style-name="gr13" draw:text-style-name="P2" draw:layer="layout" svg:x1="22.626cm" svg:y1="2.54cm" svg:x2="24.466cm" svg:y2="1.27cm">
            <text:p/>
          </draw:line>
          <draw:frame draw:style-name="gr16" draw:text-style-name="P6" draw:layer="layout" svg:width="7.129cm" svg:height="2.015cm" svg:x="9.288cm" svg:y="2.286cm">
            <draw:text-box>
              <text:p text:style-name="P1"><text:span text:style-name="T1">100 node fully connected layer</text:span></text:p>
            </draw:text-box>
          </draw:frame>
          <draw:frame draw:style-name="gr16" draw:text-style-name="P6" draw:layer="layout" svg:width="7.129cm" svg:height="2.015cm" svg:x="8.368cm" svg:y="0.508cm">
            <draw:text-box>
              <text:p text:style-name="P1"><text:span text:style-name="T1">6 node output layer</text:span></text:p>
            </draw:text-box>
          </draw:frame>
        </draw:g>
        <draw:custom-shape draw:style-name="gr17" draw:text-style-name="P7" draw:layer="layout" svg:width="1.15cm" svg:height="0.762cm" svg:x="18.02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1.15cm" svg:height="0.762cm" svg:x="22.16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1.149cm" svg:height="0.762cm" svg:x="20.78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1.15cm" svg:height="0.762cm" svg:x="16.64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5" draw:layer="layout" svg:width="3.81cm" svg:height="2.603cm" svg:x="0.254cm" svg:y="10.922cm">
          <draw:text-box>
            <text:p><text:span text:style-name="T1">32-dim</text:span></text:p>
            <text:p><text:span text:style-name="T1">embedding layer</text:span></text:p>
            <text:p><text:span text:style-name="T1"/></text:p>
          </draw:text-box>
        </draw:fram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8T10:35:16.890024748</meta:creation-date>
    <dc:date>2021-03-28T11:00:22.692267455</dc:date>
    <meta:editing-duration>PT4M14S</meta:editing-duration>
    <meta:editing-cycles>2</meta:editing-cycles>
    <meta:generator>LibreOffice/6.0.7.3$Linux_X86_64 LibreOffice_project/00m0$Build-3</meta:generator>
    <meta:document-statistic meta:object-count="121"/>
  </office:meta>
</office:document-meta>
</file>